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a86c" officeooo:paragraph-rsid="000da86c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rsid="000e7c76" officeooo:paragraph-rsid="000e7c76"/>
    </style:style>
    <style:style style:name="P3" style:family="paragraph" style:parent-style-name="Standard">
      <style:text-properties officeooo:rsid="000e7c76" officeooo:paragraph-rsid="001185a4"/>
    </style:style>
    <style:style style:name="P4" style:family="paragraph" style:parent-style-name="Standard">
      <style:text-properties officeooo:rsid="000e7c76" officeooo:paragraph-rsid="00145703"/>
    </style:style>
    <style:style style:name="P5" style:family="paragraph" style:parent-style-name="Standard">
      <style:text-properties officeooo:rsid="000ff6cd" officeooo:paragraph-rsid="000ff6cd"/>
    </style:style>
    <style:style style:name="P6" style:family="paragraph" style:parent-style-name="Standard">
      <style:text-properties officeooo:rsid="000ff6cd" officeooo:paragraph-rsid="00145703"/>
    </style:style>
    <style:style style:name="P7" style:family="paragraph" style:parent-style-name="Standard">
      <style:text-properties officeooo:rsid="001185a4" officeooo:paragraph-rsid="001185a4"/>
    </style:style>
    <style:style style:name="P8" style:family="paragraph" style:parent-style-name="Standard">
      <style:text-properties officeooo:rsid="001185a4" officeooo:paragraph-rsid="00145703"/>
    </style:style>
    <style:style style:name="P9" style:family="paragraph" style:parent-style-name="Standard">
      <style:text-properties officeooo:paragraph-rsid="00145703"/>
    </style:style>
    <style:style style:name="P10" style:family="paragraph" style:parent-style-name="Standard">
      <style:text-properties fo:font-size="14pt" fo:font-weight="bold" officeooo:rsid="0016b49b" officeooo:paragraph-rsid="0016b49b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weight="bold" officeooo:rsid="0016b49b" officeooo:paragraph-rsid="0016b49b" style:font-weight-asian="bold" style:font-weight-complex="bold"/>
    </style:style>
    <style:style style:name="P12" style:family="paragraph" style:parent-style-name="Standard">
      <style:text-properties officeooo:rsid="000e7c76" officeooo:paragraph-rsid="00145703"/>
    </style:style>
    <style:style style:name="P13" style:family="paragraph" style:parent-style-name="Standard">
      <style:paragraph-properties fo:break-before="page"/>
      <style:text-properties officeooo:rsid="000e7c76" officeooo:paragraph-rsid="00145703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ff6cd"/>
    </style:style>
    <style:style style:name="T2" style:family="text">
      <style:text-properties officeooo:rsid="001185a4"/>
    </style:style>
    <style:style style:name="T3" style:family="text">
      <style:text-properties officeooo:rsid="00119e64"/>
    </style:style>
    <style:style style:name="T4" style:family="text">
      <style:text-properties officeooo:rsid="0012686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Notes</text:p>
      <text:p text:style-name="Standard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Section 1: Getting Started<text:tab/>1</text:p>
          <text:p text:style-name="P15">Responsibility<text:tab/>1</text:p>
          <text:p text:style-name="P14">Section 2: Looking Ahead<text:tab/>2</text:p>
        </text:index-body>
      </text:table-of-content>
      <text:p text:style-name="Standard"/>
      <text:p text:style-name="Standard"/>
      <text:p text:style-name="P4">Clear channels of responsibility, esp. to pay bills</text:p>
      <text:p text:style-name="P4">Oversight committee, <text:span text:style-name="T1">esp. for immediate future</text:span></text:p>
      <text:p text:style-name="P4"/>
      <text:p text:style-name="P4">Set up DB: <text:s/>convert or clean; <text:span text:style-name="T3">create admin (project admin vs system admin)</text:span></text:p>
      <text:p text:style-name="P2"/>
      <text:p text:style-name="P2">Train admin</text:p>
      <text:p text:style-name="P2"/>
      <text:p text:style-name="P2">Train users: <text:span text:style-name="T4">enter into a spreadsheet temporarily?</text:span></text:p>
      <text:p text:style-name="P2"/>
      <text:p text:style-name="P3">Interface to payroll</text:p>
      <text:p text:style-name="P2"/>
      <text:p text:style-name="P5">Other projects</text:p>
      <text:p text:style-name="P5"/>
      <text:p text:style-name="P7">Some admin to TAM?</text:p>
      <text:p text:style-name="P2"/>
      <text:p text:style-name="P5">Look for technical advisors and ongoing tech support <text:span text:style-name="T2">(GitHub?)</text:span></text:p>
      <text:p text:style-name="P2"/>
      <text:p text:style-name="P2">Rope in other orgs?</text:p>
      <text:p text:style-name="Standard"/>
      <text:p text:style-name="P3">Look at enhancements: mobile app</text:p>
      <text:p text:style-name="P3"/>
      <text:p text:style-name="P10"><text:toc-mark-start text:id="IMark174902216" text:outline-level="1"/>Section 1: Getting Started<text:toc-mark-end text:id="IMark174902216"/></text:p>
      <text:p text:style-name="P4"/>
      <text:p text:style-name="P11"><text:toc-mark-start text:id="IMark174902216" text:outline-level="2"/>Responsibility<text:toc-mark-end text:id="IMark174902216"/></text:p>
      <text:p text:style-name="P4">Clear channels of responsibility, esp. to pay bills</text:p>
      <text:p text:style-name="P4">Oversight committee, <text:span text:style-name="T1">esp. for immediate future</text:span></text:p>
      <text:p text:style-name="P4"/>
      <text:p text:style-name="P4">Set up DB: <text:s/>convert or clean; <text:span text:style-name="T3">create admin (project admin vs system admin)</text:span></text:p>
      <text:p text:style-name="P4"/>
      <text:p text:style-name="P4">Train admin</text:p>
      <text:p text:style-name="P4"/>
      <text:p text:style-name="P4">Train users: <text:span text:style-name="T4">enter into a spreadsheet temporarily?</text:span></text:p>
      <text:p text:style-name="P4"/>
      <text:p text:style-name="P13"/>
      <text:p text:style-name="P10"><text:toc-mark-start text:id="IMark174902216" text:outline-level="1"/>Section 2: Looking Ahead<text:toc-mark-end text:id="IMark174902216"/></text:p>
      <text:p text:style-name="P4"/>
      <text:p text:style-name="P4">Interface to payroll</text:p>
      <text:p text:style-name="P4"/>
      <text:p text:style-name="P6">Other projects</text:p>
      <text:p text:style-name="P6"/>
      <text:p text:style-name="P8">Some admin to TAM?</text:p>
      <text:p text:style-name="P4"/>
      <text:p text:style-name="P6">Look for technical advisors and ongoing tech support <text:span text:style-name="T2">(GitHub?)</text:span></text:p>
      <text:p text:style-name="P4"/>
      <text:p text:style-name="P4">Rope in other orgs?</text:p>
      <text:p text:style-name="P9"/>
      <text:p text:style-name="P4">Look at enhancements: mobile app</text:p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9:20:59.676113625</meta:creation-date>
    <dc:date>2015-05-14T16:55:33.648441813</dc:date>
    <meta:editing-duration>PT6H36M29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30" meta:word-count="152" meta:character-count="965" meta:non-whitespace-character-count="841"/>
  </office:meta>
</office:document-meta>
</file>